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color="#ffffff" draw:textarea-vertical-align="bottom" draw:auto-grow-height="false" fo:min-height="0.257cm" fo:min-width="1.088cm" fo:padding-top="0.178cm" fo:padding-bottom="-1.32cm" fo:padding-left="0.303cm" fo:padding-right="0.303cm"/>
      <style:paragraph-properties style:writing-mode="lr-tb"/>
    </style:style>
    <style:style style:name="gr2" style:family="graphic" style:parent-style-name="standard">
      <style:graphic-properties svg:stroke-width="0.106cm" svg:stroke-color="#666666" draw:marker-start-width="0.359cm" draw:marker-end-width="0.359cm" draw:fill-color="#ffffff" draw:textarea-horizontal-align="justify" draw:textarea-vertical-align="bottom" draw:auto-grow-height="false" fo:min-height="2.472cm" fo:min-width="0.982cm" fo:padding-top="0.178cm" fo:padding-bottom="-1.32cm" fo:padding-left="0.303cm" fo:padding-right="0.303cm"/>
      <style:paragraph-properties style:writing-mode="lr-tb"/>
    </style:style>
    <style:style style:name="gr3" style:family="graphic" style:parent-style-name="standard">
      <style:graphic-properties svg:stroke-width="0.106cm" svg:stroke-color="#000000" draw:marker-start-width="0.359cm" draw:marker-end-width="0.359cm" draw:fill-color="#ffffff" draw:textarea-horizontal-align="justify" draw:textarea-vertical-align="bottom" draw:auto-grow-height="false" fo:min-height="2.472cm" fo:min-width="0.982cm" fo:padding-top="0.178cm" fo:padding-bottom="-1.32cm" fo:padding-left="0.303cm" fo:padding-right="0.303cm"/>
      <style:paragraph-properties style:writing-mode="lr-tb"/>
    </style:style>
    <style:style style:name="gr4"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gr5" style:family="graphic" style:parent-style-name="standard">
      <style:graphic-properties svg:stroke-width="0.106cm" svg:stroke-color="#666666" draw:marker-start-width="0.359cm" draw:marker-end-width="0.359cm" draw:fill-color="#ffffff" draw:textarea-vertical-align="bottom" draw:auto-grow-height="false" fo:min-height="1.755cm" fo:min-width="0.007cm" fo:padding-top="0.178cm" fo:padding-bottom="-1.32cm" fo:padding-left="0.303cm" fo:padding-right="0.303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7" style:family="graphic" style:parent-style-name="standard">
      <style:graphic-properties svg:stroke-width="0.106cm" svg:stroke-color="#000000" draw:marker-start-width="0.359cm" draw:marker-end-width="0.359cm" draw:fill-color="#ffffff" draw:textarea-vertical-align="bottom" draw:auto-grow-height="false" fo:min-height="1.755cm" fo:min-width="0.007cm" fo:padding-top="0.178cm" fo:padding-bottom="-1.32cm" fo:padding-left="0.303cm" fo:padding-right="0.303cm"/>
      <style:paragraph-properties style:writing-mode="lr-tb"/>
    </style:style>
    <style:style style:name="gr8" style:family="graphic" style:parent-style-name="standard">
      <style:graphic-properties svg:stroke-width="0.106cm" svg:stroke-color="#1e6a39" draw:marker-start-width="0.359cm" draw:marker-end-width="0.359cm" draw:fill-color="#ffffff" draw:textarea-horizontal-align="justify" draw:textarea-vertical-align="bottom" draw:auto-grow-height="false" fo:min-height="2.472cm" fo:min-width="0.982cm" fo:padding-top="0.178cm" fo:padding-bottom="-1.12cm" fo:padding-left="0.303cm" fo:padding-right="0.303cm"/>
      <style:paragraph-properties style:writing-mode="lr-tb"/>
    </style:style>
    <style:style style:name="gr9" style:family="graphic" style:parent-style-name="standard">
      <style:graphic-properties svg:stroke-width="0.106cm" svg:stroke-color="#ff4000" draw:marker-start-width="0.359cm" draw:marker-end-width="0.359cm" draw:fill-color="#ffffff" draw:textarea-horizontal-align="justify" draw:textarea-vertical-align="bottom" draw:auto-grow-height="false" fo:min-height="2.472cm" fo:min-width="0.982cm" fo:padding-top="0.178cm" fo:padding-bottom="-1.12cm" fo:padding-left="0.303cm" fo:padding-right="0.303cm"/>
      <style:paragraph-properties style:writing-mode="lr-tb"/>
    </style:style>
    <style:style style:name="gr10" style:family="graphic" style:parent-style-name="standard">
      <style:graphic-properties svg:stroke-width="0.106cm" svg:stroke-color="#666666" draw:marker-start-width="0.359cm" draw:marker-end-width="0.359cm" draw:fill-color="#ffffff" draw:textarea-vertical-align="bottom" draw:auto-grow-height="false" fo:min-height="2.416cm" fo:min-width="0.668cm" fo:padding-top="0.178cm" fo:padding-bottom="-0.92cm" fo:padding-left="0.303cm" fo:padding-right="0.303cm" fo:wrap-option="no-wrap"/>
    </style:style>
    <style:style style:name="gr11" style:family="graphic" style:parent-style-name="standard">
      <style:graphic-properties svg:stroke-width="0.106cm" svg:stroke-color="#ff4000" draw:marker-start-width="0.359cm" draw:marker-end-width="0.359cm" draw:fill-color="#ffffff" draw:textarea-vertical-align="bottom" draw:auto-grow-height="false" fo:min-height="2.416cm" fo:min-width="0.668cm" fo:padding-top="0.178cm" fo:padding-bottom="-0.92cm" fo:padding-left="0.303cm" fo:padding-right="0.303cm" fo:wrap-option="no-wrap"/>
      <style:paragraph-properties style:writing-mode="lr-tb"/>
    </style:style>
    <style:style style:name="gr12" style:family="graphic" style:parent-style-name="standard">
      <style:graphic-properties svg:stroke-width="0.106cm" svg:stroke-color="#1e6a39" draw:marker-start-width="0.359cm" draw:marker-end-width="0.359cm" draw:fill-color="#ffffff" draw:textarea-vertical-align="bottom" draw:auto-grow-height="false" fo:min-height="2.416cm" fo:min-width="0.668cm" fo:padding-top="0.178cm" fo:padding-bottom="-0.92cm" fo:padding-left="0.303cm" fo:padding-right="0.303cm" fo:wrap-option="no-wrap"/>
      <style:paragraph-properties style:writing-mode="lr-tb"/>
    </style:style>
    <style:style style:name="gr13" style:family="graphic" style:parent-style-name="objectwithoutfill">
      <style:graphic-properties svg:stroke-width="0.106cm" svg:stroke-color="#000000" draw:marker-start="Arrow" draw:marker-start-width="0.46cm" draw:marker-end="Arrow" draw:marker-end-width="0.459cm" draw:fill="solid" draw:textarea-vertical-align="middle" fo:padding-top="0.178cm" fo:padding-bottom="0.178cm" fo:padding-left="0.303cm" fo:padding-right="0.303cm"/>
      <style:paragraph-properties style:writing-mode="lr-tb"/>
    </style:style>
    <style:style style:name="gr14"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paragraph-properties style:writing-mode="lr-tb"/>
    </style:style>
    <style:style style:name="gr15" style:family="graphic" style:parent-style-name="standard">
      <style:graphic-properties draw:stroke="none" draw:fill="none" fo:min-height="0.514cm"/>
      <style:paragraph-properties style:writing-mode="lr-tb"/>
    </style:style>
    <style:style style:name="P1" style:family="paragraph">
      <style:paragraph-properties fo:text-align="center"/>
      <style:text-properties fo:font-weight="bold" style:font-weight-asian="bold" style:font-weight-complex="bold"/>
    </style:style>
    <style:style style:name="P2" style:family="paragraph">
      <loext:graphic-properties draw:fill-color="#ffffff"/>
      <style:paragraph-properties fo:text-align="center"/>
      <style:text-properties fo:font-weight="bold" style:font-weight-asian="bold" style:font-weight-complex="bold"/>
    </style:style>
    <style:style style:name="P3" style:family="paragraph">
      <loext:graphic-properties draw:fill-color="#ffffff"/>
      <style:paragraph-properties fo:text-align="center"/>
    </style:style>
    <style:style style:name="P4" style:family="paragraph">
      <style:paragraph-properties fo:text-align="center"/>
      <style:text-properties fo:font-size="14pt" fo:font-weight="bold" style:font-size-asian="14pt" style:font-weight-asian="bold" style:font-size-complex="14pt" style:font-weight-complex="bold"/>
    </style:style>
    <style:style style:name="P5" style:family="paragraph">
      <loext:graphic-properties draw:fill-color="#ffffff"/>
      <style:paragraph-properties fo:text-align="center"/>
      <style:text-properties fo:font-size="14pt" fo:font-weight="bold" style:font-size-asian="14pt" style:font-weight-asian="bold" style:font-size-complex="14pt" style:font-weight-complex="bold"/>
    </style:style>
    <style:style style:name="P6" style:family="paragraph">
      <loext:graphic-properties draw:fill="solid"/>
      <style:paragraph-properties fo:text-align="center"/>
    </style:style>
    <style:style style:name="P7" style:family="paragraph">
      <style:text-properties fo:background-color="#ffffff"/>
    </style:style>
    <style:style style:name="P8" style:family="paragraph">
      <loext:graphic-properties draw:fill="none" draw:fill-color="#ffffff"/>
      <style:text-properties fo:font-weight="bold" fo:background-color="#ffffff" style:font-weight-asian="bold" style:font-weight-complex="bold"/>
    </style:style>
    <style:style style:name="P9" style:family="paragraph">
      <loext:graphic-properties draw:fill="solid"/>
      <style:paragraph-properties fo:text-align="center"/>
      <style:text-properties fo:font-weight="bold"/>
    </style:style>
    <style:style style:name="P10" style:family="paragraph">
      <loext:graphic-properties draw:fill="solid"/>
      <style:paragraph-properties fo:text-align="center"/>
      <style:text-properties fo:font-size="13pt" fo:font-weight="normal" fo:background-color="#ffffff" style:font-size-asian="13pt" style:font-weight-asian="normal" style:font-size-complex="13pt" style:font-weight-complex="normal"/>
    </style:style>
    <style:style style:name="P11" style:family="paragraph">
      <loext:graphic-properties draw:fill="none"/>
    </style:style>
    <style:style style:name="P12" style:family="paragraph">
      <loext:graphic-properties draw:fill="none" draw:fill-color="#ffffff"/>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bold" fo:background-color="#ffffff" style:font-weight-asian="bold" style:font-weight-complex="bold"/>
    </style:style>
    <style:style style:name="T4" style:family="text">
      <style:text-properties fo:font-size="13pt" fo:font-weight="normal" fo:background-color="#ffffff" style:font-size-asian="13pt" style:font-weight-asian="normal" style:font-size-complex="13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xml:id="id1" draw:id="id1" draw:layer="layout" svg:width="1.743cm" svg:height="1.743cm" svg:x="9.205cm" svg:y="9.432cm">
          <text:p text:style-name="P1"><text:span text:style-name="T1">--role master</text:span></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g xml:id="id2" draw:id="id2">
          <draw:custom-shape draw:style-name="gr2" draw:text-style-name="P3" draw:layer="layout" svg:width="1.587cm" svg:height="1.836cm" svg:x="14.798cm" svg:y="11.301cm">
            <text:p/>
            <draw:enhanced-geometry svg:viewBox="0 0 21600 21600" draw:glue-points="10800 0 0 10800 10800 21600 21600 10800" draw:text-areas="0 0 21600 ?f11" draw:type="paper" draw:modifiers="15247.858942065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3" draw:layer="layout" svg:width="1.587cm" svg:height="1.836cm" svg:x="14.454cm" svg:y="11.619cm">
            <text:p/>
            <draw:enhanced-geometry svg:viewBox="0 0 21600 21600" draw:glue-points="10800 0 0 10800 10800 21600 21600 10800" draw:text-areas="0 0 21600 ?f11" draw:type="paper" draw:modifiers="15247.858942065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5" draw:layer="layout" svg:width="1.587cm" svg:height="1.836cm" svg:x="14.115cm" svg:y="12.006cm">
            <text:p text:style-name="P4"><text:span text:style-name="T2">todo.X.list</text:span></text:p>
            <draw:enhanced-geometry svg:viewBox="0 0 21600 21600" draw:glue-points="10800 0 0 10800 10800 21600 21600 10800" draw:text-areas="0 0 21600 ?f11" draw:type="paper" draw:modifiers="15247.858942065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4" draw:text-style-name="P6" draw:layer="layout" draw:type="curve" svg:x1="10.948cm" svg:y1="10.303cm" svg:x2="14.115cm" svg:y2="12.571cm" draw:start-shape="id1" draw:start-glue-point="1" draw:end-shape="id2" draw:end-glue-point="3" svg:d="M10948 10303c2857 0 1274 2268 3167 2268" svg:viewBox="0 0 3168 2269">
          <text:p/>
        </draw:connector>
        <draw:g xml:id="id3" draw:id="id3">
          <draw:custom-shape draw:style-name="gr5" draw:text-style-name="P3" draw:layer="layout" svg:width="1.743cm" svg:height="1.743cm" svg:x="17.722cm" svg:y="6.373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5" draw:text-style-name="P3" draw:layer="layout" svg:width="1.743cm" svg:height="1.743cm" svg:x="17.351cm" svg:y="6.79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frame draw:style-name="gr6" draw:text-style-name="P8" draw:layer="layout" svg:width="1.209cm" svg:height="0.962cm" svg:x="17.198cm" svg:y="7.705cm">
            <draw:text-box>
              <text:p text:style-name="P7"><text:span text:style-name="T3"><text:s/></text:span><text:span text:style-name="T3">2</text:span><text:span text:style-name="T3"> </text:span></text:p>
            </draw:text-box>
          </draw:frame>
          <draw:custom-shape draw:style-name="gr7" draw:text-style-name="P2" draw:layer="layout" svg:width="1.743cm" svg:height="1.743cm" svg:x="16.941cm" svg:y="7.294cm">
            <text:p text:style-name="P1"><text:span text:style-name="T1">--role agent</text:span></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g>
        <draw:connector draw:style-name="gr4" draw:text-style-name="P6" draw:layer="layout" draw:type="curve" svg:x1="15.25cm" svg:y1="11.301cm" svg:x2="16.941cm" svg:y2="7.705cm" draw:start-shape="id2" draw:start-glue-point="0" draw:end-shape="id3" draw:end-glue-point="3" svg:d="M15250 11301c0-2398 563-3596 1691-3596" svg:viewBox="0 0 1692 3597">
          <text:p/>
        </draw:connector>
        <draw:custom-shape draw:style-name="gr7" draw:text-style-name="P2" xml:id="id8" draw:id="id8" draw:layer="layout" svg:width="1.743cm" svg:height="1.743cm" svg:x="19.135cm" svg:y="15.596cm">
          <text:p text:style-name="P1"><text:span text:style-name="T1">--role finisher</text:span></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8" draw:text-style-name="P5" xml:id="id5" draw:id="id5" draw:layer="layout" svg:width="1.587cm" svg:height="1.836cm" svg:x="3.389cm" svg:y="7.928cm">
          <text:p text:style-name="P4"><text:span text:style-name="T2">from_pyramid.json</text:span></text:p>
          <draw:enhanced-geometry svg:viewBox="0 0 21600 21600" draw:glue-points="10800 0 0 10800 10800 21600 21600 10800" draw:text-areas="0 0 21600 ?f11" draw:type="paper" draw:modifiers="15247.858942065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5" xml:id="id4" draw:id="id4" draw:layer="layout" svg:width="1.587cm" svg:height="1.836cm" svg:x="3.389cm" svg:y="10.585cm">
          <text:p text:style-name="P4"><text:span text:style-name="T2">from_pyramid.list</text:span></text:p>
          <draw:enhanced-geometry svg:viewBox="0 0 21600 21600" draw:glue-points="10800 0 0 10800 10800 21600 21600 10800" draw:text-areas="0 0 21600 ?f11" draw:type="paper" draw:modifiers="15247.858942065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5" xml:id="id9" draw:id="id9" draw:layer="layout" svg:width="1.587cm" svg:height="1.836cm" svg:x="25.354cm" svg:y="10.35cm">
          <text:p text:style-name="P4"><text:span text:style-name="T2">to_pyramid.list</text:span></text:p>
          <draw:enhanced-geometry svg:viewBox="0 0 21600 21600" draw:glue-points="10800 0 0 10800 10800 21600 21600 10800" draw:text-areas="0 0 21600 ?f11" draw:type="paper" draw:modifiers="15247.858942065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5" xml:id="id10" draw:id="id10" draw:layer="layout" svg:width="1.587cm" svg:height="1.836cm" svg:x="25.375cm" svg:y="13.178cm">
          <text:p text:style-name="P4"><text:span text:style-name="T2">to_pyramid.json</text:span></text:p>
          <draw:enhanced-geometry svg:viewBox="0 0 21600 21600" draw:glue-points="10800 0 0 10800 10800 21600 21600 10800" draw:text-areas="0 0 21600 ?f11" draw:type="paper" draw:modifiers="15247.858942065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xml:id="id6" draw:id="id6">
          <draw:custom-shape draw:style-name="gr10" draw:text-style-name="P3" draw:layer="layout" svg:width="1.7cm" svg:height="1.7cm" svg:x="25.856cm" svg:y="6.43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715.9386068477"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0" draw:text-style-name="P3" draw:layer="layout" svg:width="1.7cm" svg:height="1.7cm" svg:x="25.38cm" svg:y="6.85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715.9386068477"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text-style-name="P5" draw:layer="layout" svg:width="1.7cm" svg:height="1.7cm" svg:x="24.958cm" svg:y="7.279cm">
            <text:p text:style-name="P4"><text:span text:style-name="T2">to_pyrami</text:span><text:span text:style-name="T2">d / slabs</text:span></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715.9386068477"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g xml:id="id7" draw:id="id7">
          <draw:custom-shape draw:style-name="gr10" draw:text-style-name="P3" draw:layer="layout" svg:width="1.7cm" svg:height="1.7cm" svg:x="4.232cm" svg:y="3.74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715.9386068477"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0" draw:text-style-name="P3" draw:layer="layout" svg:width="1.7cm" svg:height="1.7cm" svg:x="3.756cm" svg:y="4.168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715.9386068477"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2" draw:text-style-name="P5" draw:layer="layout" svg:width="1.7cm" svg:height="1.7cm" svg:x="3.334cm" svg:y="4.592cm">
            <text:p text:style-name="P4"><text:span text:style-name="T2">from_pyramid / slabs</text:span></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715.9386068477"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connector draw:style-name="gr4" draw:text-style-name="P6" draw:layer="layout" draw:type="curve" svg:x1="4.976cm" svg:y1="11.503cm" svg:x2="9.205cm" svg:y2="10.303cm" draw:start-shape="id4" draw:start-glue-point="7" draw:end-shape="id1" draw:end-glue-point="3" svg:d="M4976 11503c3351 0 1237-1200 4229-1200" svg:viewBox="0 0 4230 1201">
          <text:p/>
        </draw:connector>
        <draw:connector draw:style-name="gr4" draw:text-style-name="P6" draw:layer="layout" draw:type="curve" svg:x1="4.976cm" svg:y1="8.846cm" svg:x2="9.205cm" svg:y2="10.303cm" draw:start-shape="id5" draw:start-glue-point="7" draw:end-shape="id1" draw:end-glue-point="3" svg:d="M4976 8846c3448 0 1334 1457 4229 1457" svg:viewBox="0 0 4230 1458">
          <text:p/>
        </draw:connector>
        <draw:connector draw:style-name="gr4" draw:text-style-name="P9" draw:layer="layout" draw:type="curve" svg:x1="19.465cm" svg:y1="7.705cm" svg:x2="24.958cm" svg:y2="7.705cm" draw:start-shape="id3" draw:start-glue-point="1" draw:end-shape="id6" svg:d="M19465 7705h5493" svg:viewBox="0 0 5494 1">
          <text:p/>
        </draw:connector>
        <draw:connector draw:style-name="gr4" draw:text-style-name="P9" draw:layer="layout" draw:type="curve" svg:x1="5.932cm" svg:y1="5.018cm" svg:x2="18.203cm" svg:y2="6.373cm" draw:start-shape="id7" draw:start-glue-point="1" draw:end-shape="id3" draw:end-glue-point="0" svg:d="M5932 5018c8181 0 12271 451 12271 1355" svg:viewBox="0 0 12272 1356">
          <text:p/>
        </draw:connector>
        <draw:connector draw:style-name="gr13" draw:text-style-name="P6" draw:layer="layout" draw:type="curve" svg:x1="16.385cm" svg:y1="12.571cm" svg:x2="20.006cm" svg:y2="15.596cm" draw:start-shape="id2" draw:start-glue-point="1" draw:end-shape="id8" draw:end-glue-point="0" svg:d="M16385 12571c2414 0 3621 1008 3621 3025" svg:viewBox="0 0 3622 3026">
          <text:p><text:span text:style-name="T4"/></text:p>
        </draw:connector>
        <draw:connector draw:style-name="gr4" draw:text-style-name="P6" draw:layer="layout" draw:type="curve" svg:x1="20.878cm" svg:y1="16.467cm" svg:x2="25.354cm" svg:y2="11.268cm" draw:start-shape="id8" draw:start-glue-point="1" draw:end-shape="id9" draw:end-glue-point="5" svg:d="M20878 16467c3490 0 1253-5199 4476-5199" svg:viewBox="0 0 4477 5200">
          <text:p/>
        </draw:connector>
        <draw:connector draw:style-name="gr4" draw:text-style-name="P6" draw:layer="layout" draw:type="curve" svg:x1="20.878cm" svg:y1="16.467cm" svg:x2="25.375cm" svg:y2="14.096cm" draw:start-shape="id8" draw:start-glue-point="1" draw:end-shape="id10" draw:end-glue-point="5" svg:d="M20878 16467c3394 0 1146-2371 4497-2371" svg:viewBox="0 0 4498 2372">
          <text:p/>
        </draw:connector>
        <draw:connector draw:style-name="gr14" draw:text-style-name="P10" draw:layer="layout" draw:type="curve" svg:x1="5.932cm" svg:y1="5.018cm" svg:x2="9.205cm" svg:y2="10.303cm" draw:start-shape="id7" draw:start-glue-point="1" draw:end-shape="id1" draw:end-glue-point="3" svg:d="M5932 5018c2217 0 581 5285 3273 5285" svg:viewBox="0 0 3274 5286">
          <text:p><text:span text:style-name="T4"/></text:p>
        </draw:connector>
        <draw:frame draw:style-name="gr15" draw:text-style-name="P11" draw:layer="layout" svg:width="4.922cm" svg:height="0.764cm" svg:x="17.118cm" svg:y="13.112cm">
          <draw:text-box>
            <text:p><text:span text:style-name="T4">Clean files after work</text:span></text:p>
          </draw:text-box>
        </draw:frame>
        <draw:frame draw:style-name="gr15" draw:text-style-name="P11" draw:layer="layout" svg:width="4.82cm" svg:height="0.764cm" svg:x="5.461cm" svg:y="7.358cm">
          <draw:text-box>
            <text:p><text:span text:style-name="T4">If min_size provided</text:span></text:p>
          </draw:text-box>
        </draw:frame>
        <draw:frame draw:style-name="gr15" draw:text-style-name="P11" draw:layer="layout" svg:width="4.82cm" svg:height="0.764cm" svg:x="12.969cm" svg:y="9.97cm">
          <draw:text-box>
            <text:p><text:span text:style-name="T4">One file by agent call</text:span></text:p>
          </draw:text-box>
        </draw:frame>
        <draw:frame draw:style-name="gr6" draw:text-style-name="P12" draw:layer="layout" svg:width="0.853cm" svg:height="0.962cm" svg:x="9.624cm" svg:y="9.789cm">
          <draw:text-box>
            <text:p><text:span text:style-name="T1">1</text:span></text:p>
          </draw:text-box>
        </draw:frame>
        <draw:frame draw:style-name="gr6" draw:text-style-name="P12" draw:layer="layout" svg:width="0.853cm" svg:height="0.962cm" svg:x="19.525cm" svg:y="15.989cm">
          <draw:text-box>
            <text:p><text:span text:style-name="T1">3</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8T15:36:50.286209367</meta:creation-date>
    <dc:date>2022-11-28T17:03:48.685489658</dc:date>
    <meta:editing-duration>PT13M8S</meta:editing-duration>
    <meta:editing-cycles>4</meta:editing-cycles>
    <meta:generator>LibreOffice/6.4.7.2$Linux_X86_64 LibreOffice_project/40$Build-2</meta:generator>
    <meta:document-statistic meta:object-count="38"/>
  </office:meta>
</office:document-meta>
</file>